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co15" style:family="table-column">
      <style:table-column-properties fo:break-before="auto" style:column-width="4.927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_2_english" table:style-name="ta1">
        <table:shapes>
          <draw:frame draw:z-index="0" draw:style-name="gr1" draw:text-style-name="P1" svg:width="33.247cm" svg:height="21.876cm" svg:x="4.333cm" svg:y="15.414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.194cm" svg:height="21.875cm" svg:x="38.345cm" svg:y="15.306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Expect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14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  <table:database-range table:name="__Anonymous_Sheet_DB__2" table:target-range-address="Feuille1_2_english.A73:Feuille1_2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5:39:45.486675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5T15:40:13.860812946</dc:date>
    <meta:editing-duration>PT4H1M24S</meta:editing-duration>
    <meta:editing-cycles>64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5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595cm" svg:width="28.103cm" svg:height="17.85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15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07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83cm" svg:y="0.239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14cm" svg:width="26.813cm" svg:height="17.856cm">
          <chartooo:coordinate-region svg:x="2.83cm" svg:y="2.92cm" svg:width="24.946cm" svg:height="16.691cm"/>
          <chart:axis chart:dimension="x" chart:name="primary-x" chart:style-name="ch5" chartooo:axis-type="auto">
            <chart:title svg:x="12.912cm" svg:y="20.677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466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3333" draw:textarea-horizontal-align="center" draw:textarea-vertical-align="middle"/>
    </style:style>
    <style:style style:name="gr2" style:family="graphic">
      <style:graphic-properties draw:fill-color="#c0ff80" draw:textarea-horizontal-align="center" draw:textarea-vertical-align="middle" draw:fit-to-size="false" draw:fit-to-contour="tru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00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248cm" svg:height="21.877cm" xlink:href=".." xlink:type="simple" chart:class="chart:scatter" chart:style-name="ch1">
        <chart:title svg:x="14.362cm" svg:y="0.227cm" chart:style-name="ch2">
          <text:p>Progress</text:p>
        </chart:title>
        <chart:legend svg:x="29.154cm" svg:y="10.465cm" style:legend-expansion="custom" chartooo:width="3.707cm" chartooo:height="2.049cm" style:legend-expansion-aspect-ratio="1.80917520741825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396cm" svg:y="2.612cm" svg:width="28.05cm" svg:height="17.855cm">
          <chartooo:coordinate-region svg:x="2.97cm" svg:y="2.918cm" svg:width="26.183cm" svg:height="16.69cm"/>
          <chart:axis chart:dimension="x" chart:name="primary-x" chart:style-name="ch5" chartooo:axis-type="auto">
            <chart:title svg:x="15.359cm" svg:y="20.509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637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7.781cm" svg:y1="5.686cm" svg:x2="29.153cm" svg:y2="5.695cm">
          <text:p/>
        </draw:line>
        <draw:line draw:style-name="gr1" draw:text-style-name="P1" svg:x1="2.983cm" svg:y1="5.695cm" svg:x2="23.826cm" svg:y2="5.695cm">
          <text:p/>
        </draw:line>
        <draw:rect draw:style-name="gr2" draw:text-style-name="P2" svg:width="6cm" svg:height="0.85cm" svg:x="2.97cm" svg:y="15.131cm">
          <text:p text:style-name="P1"><text:span text:style-name="T1">2.Conception</text:span></text:p>
        </draw:rect>
        <draw:line draw:style-name="gr3" draw:text-style-name="P1" svg:x1="6.111cm" svg:y1="15.981cm" svg:x2="8.829cm" svg:y2="16.811cm">
          <text:p/>
        </draw:line>
        <draw:rect draw:style-name="gr2" draw:text-style-name="P2" svg:width="8cm" svg:height="1.7cm" svg:x="2.97cm" svg:y="9.561cm">
          <text:p text:style-name="P1"><text:span text:style-name="T1">3.Réalisation noyau</text:span></text:p>
          <text:p text:style-name="P1"><text:span text:style-name="T1">minimal fonctionnel</text:span></text:p>
        </draw:rect>
        <draw:line draw:style-name="gr3" draw:text-style-name="P1" svg:x1="12.917cm" svg:y1="11.044cm" svg:x2="10.97cm" svg:y2="10.668cm">
          <text:p/>
        </draw:line>
        <draw:rect draw:style-name="gr2" draw:text-style-name="P2" svg:width="5cm" svg:height="1.7cm" svg:x="2.97cm" svg:y="12.333cm">
          <text:p text:style-name="P1"><text:span text:style-name="T1">4.Interface</text:span></text:p>
          <text:p text:style-name="P1"><text:span text:style-name="T1">minimale</text:span></text:p>
        </draw:rect>
        <draw:line draw:style-name="gr3" draw:text-style-name="P1" svg:x1="12.561cm" svg:y1="15.032cm" svg:x2="7.97cm" svg:y2="13.191cm">
          <text:p/>
        </draw:line>
        <draw:rect draw:style-name="gr2" draw:text-style-name="P2" svg:width="8cm" svg:height="1.7cm" svg:x="21.153cm" svg:y="15.136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3" draw:text-style-name="P1" svg:x1="21.153cm" svg:y1="15.822cm" svg:x2="15.817cm" svg:y2="10.832cm">
          <text:p/>
        </draw:line>
        <draw:rect draw:style-name="gr2" draw:text-style-name="P2" svg:width="6cm" svg:height="1.7cm" svg:x="7.674cm" svg:y="6.786cm">
          <text:p text:style-name="P1"><text:span text:style-name="T1">6.Ajout</text:span></text:p>
          <text:p text:style-name="P1"><text:span text:style-name="T1">fonctionnalités</text:span></text:p>
        </draw:rect>
        <draw:line draw:style-name="gr3" draw:text-style-name="P1" svg:x1="15.929cm" svg:y1="9.607cm" svg:x2="13.674cm" svg:y2="8.001cm">
          <text:p/>
        </draw:line>
        <draw:line draw:style-name="gr3" draw:text-style-name="P1" svg:x1="23.153cm" svg:y1="13.011cm" svg:x2="20.118cm" svg:y2="7.772cm">
          <text:p/>
        </draw:line>
        <draw:rect draw:style-name="gr2" draw:text-style-name="P2" svg:width="7cm" svg:height="1.7cm" svg:x="11.64cm" svg:y="4.517cm">
          <text:p text:style-name="P1"><text:span text:style-name="T1">8.Dessin à main</text:span></text:p>
          <text:p text:style-name="P1"><text:span text:style-name="T1">levée méridienne</text:span></text:p>
        </draw:rect>
        <draw:line draw:style-name="gr3" draw:text-style-name="P1" svg:x1="18.547cm" svg:y1="8.216cm" svg:x2="17.17cm" svg:y2="6.217cm">
          <text:p/>
        </draw:line>
        <draw:rect draw:style-name="gr2" draw:text-style-name="P2" svg:width="5cm" svg:height="1.7cm" svg:x="24.154cm" svg:y="9.577cm">
          <text:p text:style-name="P1"><text:span text:style-name="T1">9.Gestion de</text:span></text:p>
          <text:p text:style-name="P1"><text:span text:style-name="T1">données</text:span></text:p>
        </draw:rect>
        <draw:line draw:style-name="gr3" draw:text-style-name="P1" svg:x1="25.281cm" svg:y1="9.577cm" svg:x2="23.299cm" svg:y2="6.937cm">
          <text:p/>
        </draw:line>
        <draw:line draw:style-name="gr3" draw:text-style-name="P1" svg:x1="19.643cm" svg:y1="3.587cm" svg:x2="24.794cm" svg:y2="5.823cm">
          <text:p/>
        </draw:line>
        <draw:rect draw:style-name="gr2" draw:text-style-name="P2" svg:width="10cm" svg:height="1.7cm" svg:x="11.639cm" svg:y="2.248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3" draw:text-style-name="P1" svg:x1="27.654cm" svg:y1="2.976cm" svg:x2="27.654cm" svg:y2="5.128cm">
          <text:p/>
        </draw:line>
        <draw:line draw:style-name="gr4" draw:text-style-name="P1" svg:x1="20.307cm" svg:y1="10.122cm" svg:x2="23.153cm" svg:y2="13.011cm">
          <text:p/>
        </draw:line>
        <draw:custom-shape draw:style-name="gr5" draw:text-style-name="P3" svg:width="1.964cm" svg:height="0.974cm" svg:x="7.82cm" svg:y="16.13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12.441cm" svg:y="10.451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1.964cm" svg:height="0.974cm" svg:x="14.824cm" svg:y="9.309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19.254cm" svg:y="7.19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23.809cm" svg:y="5.174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1.964cm" svg:height="0.974cm" svg:x="26.844cm" svg:y="4.469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674cm" svg:y1="8.001cm" svg:x2="20.791cm" svg:y2="8.988cm">
          <text:p/>
        </draw:line>
        <draw:rect draw:style-name="gr8" draw:text-style-name="P2" svg:width="8cm" svg:height="1.7cm" svg:x="23.753cm" svg:y="2.251cm">
          <text:p text:style-name="P1"><text:span text:style-name="T1">11.Ajout des courbes</text:span></text:p>
          <text:p text:style-name="P1"><text:span text:style-name="T1">par l'utilisateur</text:span></text:p>
        </draw:rect>
        <draw:rect draw:style-name="gr2" draw:text-style-name="P2" svg:width="6cm" svg:height="1.7cm" svg:x="23.153cm" svg:y="12.335cm">
          <text:p text:style-name="P1"><text:span text:style-name="T1">7.Amélioration</text:span></text:p>
          <text:p text:style-name="P1"><text:span text:style-name="T1">IHM Paramètre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195cm" svg:height="21.876cm" xlink:href=".." xlink:type="simple" chart:class="chart:scatter" chart:style-name="ch1">
        <chart:title svg:x="14.776cm" svg:y="0.572cm" chart:style-name="ch2">
          <text:p>Progress</text:p>
        </chart:title>
        <chart:legend svg:x="29.41cm" svg:y="10.098cm" style:legend-expansion="custom" chartooo:width="3.723cm" chartooo:height="1.812cm" style:legend-expansion-aspect-ratio="2.0546357615894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554cm" svg:y="2.595cm" svg:width="28.053cm" svg:height="17.849cm">
          <chartooo:coordinate-region svg:x="3.128cm" svg:y="2.901cm" svg:width="26.186cm" svg:height="16.684cm"/>
          <chart:axis chart:dimension="x" chart:name="primary-x" chart:style-name="ch5" chartooo:axis-type="auto">
            <chart:title svg:x="15.361cm" svg:y="20.603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.133cm" svg:y="13.604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.128cm" svg:y1="5.694cm" svg:x2="24.699cm" svg:y2="5.694cm">
          <text:p/>
        </draw:line>
        <draw:line draw:style-name="gr1" draw:text-style-name="P2" svg:x1="27.942cm" svg:y1="5.694cm" svg:x2="29.314cm" svg:y2="5.69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